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Valiant Turtle 2 – Calibration calculations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inear calibration: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5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istance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umber of rotations</text:p>
          </table:table-cell>
          <table:table-cell table:style-name="Default" table:formula="of:=[.C7]/[.C6]" office:value-type="float" office:value="11.464429540205" calcext:value-type="float">
            <text:p>11.464429540205</text:p>
          </table:table-cell>
          <table:table-cell table:style-name="Default" office:value-type="string" calcext:value-type="string">
            <text:p>rotation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distance</text:p>
          </table:table-cell>
          <table:table-cell table:style-name="ce2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diameter</text:p>
          </table:table-cell>
          <table:table-cell table:formula="of:= [.C10] / ([.C8] * PI())" office:value-type="float" office:value="55.5299999999998" calcext:value-type="float">
            <text:p>55.529999999999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ifference</text:p>
          </table:table-cell>
          <table:table-cell table:style-name="Default" table:formula="of:=[.C11] -  [.C5]" office:value-type="float" office:value="-0.000000000000198951966012828" calcext:value-type="float">
            <text:p>-1.98951966012828E-13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ibration setting</text:p>
          </table:table-cell>
          <table:table-cell table:style-name="ce5" table:formula="of:=ROUND(([.C13] * 1000);0)" office:value-type="float" office:value="-0" calcext:value-type="float">
            <text:p>0</text:p>
          </table:table-cell>
          <table:table-cell table:style-name="Default" office:value-type="string" calcext:value-type="string">
            <text:p>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tational calibration: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Wheel diameter (observed)</text:p>
          </table:table-cell>
          <table:table-cell table:formula="of:=[.C11]" office:value-type="float" office:value="55.5299999999998" calcext:value-type="float">
            <text:p>55.5299999999998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18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xel distanc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ning circumference</text:p>
          </table:table-cell>
          <table:table-cell table:formula="of:= PI() * [.C20]" office:value-type="float" office:value="703.716754404114" calcext:value-type="float">
            <text:p>703.71675440411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egrees of rotation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degree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pected distance</text:p>
          </table:table-cell>
          <table:table-cell table:style-name="Default" table:formula="of:=([.C21]/360) * [.C22]" office:value-type="float" office:value="3518.58377202057" calcext:value-type="float">
            <text:p>3518.583772020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rotations</text:p>
          </table:table-cell>
          <table:table-cell table:formula="of:=[.C23]/[.C19]" office:value-type="float" office:value="20.1692778678193" calcext:value-type="float">
            <text:p>20.169277867819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Error</text:p>
          </table:table-cell>
          <table:table-cell table:style-name="ce2" office:value-type="float" office:value="-15" calcext:value-type="float">
            <text:p>-15</text:p>
          </table:table-cell>
          <table:table-cell table:style-name="Default" office:value-type="string" calcext:value-type="string">
            <text:p>degrees</text:p>
          </table:table-cell>
          <table:table-cell office:value-type="string" calcext:value-type="string">
            <text:p>(negative if turn is short)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Observed degrees of rotation</text:p>
          </table:table-cell>
          <table:table-cell table:formula="of:=[.C22]-[.C26]" office:value-type="float" office:value="1815" calcext:value-type="float">
            <text:p>1815</text:p>
          </table:table-cell>
          <table:table-cell office:value-type="string" calcext:value-type="string">
            <text:p>degrees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Observed axel distance</text:p>
          </table:table-cell>
          <table:table-cell table:formula="of:= ([.C24] * [.C19] * (360 / [.C28])) / PI()" office:value-type="float" office:value="222.148760330579" calcext:value-type="float">
            <text:p>222.148760330579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Difference</text:p>
          </table:table-cell>
          <table:table-cell table:formula="of:=[.C29] - [.C20]" office:value-type="float" office:value="-1.85123966942149" calcext:value-type="float">
            <text:p>-1.85123966942149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Calibration setting</text:p>
          </table:table-cell>
          <table:table-cell table:style-name="ce5" table:formula="of:=-ROUND(([.C31] * 1000); 0)" office:value-type="float" office:value="1851" calcext:value-type="float">
            <text:p>1851</text:p>
          </table:table-cell>
          <table:table-cell table:style-name="Default" office:value-type="string" calcext:value-type="string">
            <text:p>um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5:51:27.2341447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3:59.219603443</meta:creation-date>
    <dc:date>2024-12-29T16:04:28.516724827</dc:date>
    <meta:editing-duration>PT58M2S</meta:editing-duration>
    <meta:editing-cycles>10</meta:editing-cycles>
    <meta:generator>LibreOffice/24.2.7.2$Linux_X86_64 LibreOffice_project/420$Build-2</meta:generator>
    <meta:document-statistic meta:table-count="2" meta:cell-count="61" meta:object-count="0"/>
  </office:meta>
</office:document-meta>
</file>